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style:style style:name="T1" style:family="text">
      <style:text-properties officeooo:rsid="0004d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8 Pointer Data Type </text:h>
      <text:p text:style-name="P1"/>
      <text:p text:style-name="P1">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1"/>
      <text:p text:style-name="P1">For many beginning programmers, pointers seem like a strange and mysteriousbeast. However, if you keep one rule in mind, you should not have any problems using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1"/>
      <text:p text:style-name="P1">When you declare a pointer, it isn't pointing to anything which is analogous to theblank slip of paper. In order to use a pointer, it must be initialized to a memory address,</text:p>
      <text:p text:style-name="P1">which is the same as writing down the number 100 on the slip of paper. Once you havethe address, find the right P.O. Box, you can dereference the pointer, open the mail box,</text:p>
      <text:p text:style-name="P1">to add or retrieve data from the pointed-to memory location. As you can see there arethree basic steps to using pointers. </text:p>
      <text:p text:style-name="P1"/>
      <text:p text:style-name="P1">1. Declare a pointer variable. </text:p>
      <text:p text:style-name="P1">2. Initialize the pointer to a memory address. </text:p>
      <text:p text:style-name="P1">3. Dereference the pointer to manipulate the data at the pointed-to memory location. </text:p>
      <text:p text:style-name="P1">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1"/>
      <text:p text:style-name="P1">1 </text:p>
      <text:p text:style-name="P1">Option Explicit </text:p>
      <text:p text:style-name="P1"/>
      <text:p text:style-name="P1"><text:soft-page-break/></text:p>
      <text:p text:style-name="P1">2 </text:p>
      <text:p text:style-name="P1"/>
      <text:p text:style-name="P1"/>
      <text:p text:style-name="P1">3 'Create a pointer doesn't </text:p>
      <text:p text:style-name="P1">point to anything. </text:p>
      <text:p text:style-name="P1"/>
      <text:p text:style-name="P1"/>
      <text:p text:style-name="P1">4 Dim myPointer As Integer Ptr </text:p>
      <text:p text:style-name="P1"/>
      <text:p text:style-name="P1"/>
      <text:p text:style-name="P1">5 </text:p>
      <text:p text:style-name="P1"/>
      <text:p text:style-name="P1"/>
      <text:p text:style-name="P1">6 'Initialize the pointer to point to 1 integer </text:p>
      <text:p text:style-name="P1"/>
      <text:p text:style-name="P1"/>
      <text:p text:style-name="P1">7 myPointer = Callocate(1, Sizeof(Integer)) </text:p>
      <text:p text:style-name="P1"/>
      <text:p text:style-name="P1"/>
      <text:p text:style-name="P1">8 'Print the address </text:p>
      <text:p text:style-name="P1">9 Print "Pointer address:";myPointer </text:p>
      <text:p text:style-name="P1">10 'Add some meaningful data </text:p>
      <text:p text:style-name="P1">11 *myPointer = 10 </text:p>
      <text:p text:style-name="P1">12 'Print the contentswill </text:p>
      <text:p text:style-name="P1">not be garbage </text:p>
      <text:p text:style-name="P1">13 Print "Memory location contains:";*myPointer </text:p>
      <text:p text:style-name="P1">14 'Deallocate the pointer </text:p>
      <text:p text:style-name="P1">15 </text:p>
      <text:p text:style-name="P1">Deallocate myPointer </text:p>
      <text:p text:style-name="P1">16 </text:p>
      <text:p text:style-name="P1">17 </text:p>
      <text:p text:style-name="P1">Sleep </text:p>
      <text:p text:style-name="P1">18 </text:p>
      <text:p text:style-name="P1">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uses the Callocate functio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of myPointer which illustrates that the variable contains a memory address and not data.</text:p>
      <text:p text:style-name="P1">In line 11 data is added to the memory location using the indirection operator *. <text:soft-page-break/>Theindirection operator tells the compiler you want to work with the data that myPointer ispointing to, rather than the memory address contained in the variable. Line 13 prints outthe contents of the memory location which is now 10. </text:p>
      <text:p text:style-name="P1"/>
      <text:p text:style-name="P1">In line 15, the memory allocated with Callocate is freed using the Deallocate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
      <text:p text:style-name="P1">The address printed on your computer will probably be different, since theoperating system allocates the memory used by Callocate. </text:p>
      <text:p text:style-name="P1"/>
      <text:p text:style-name="P1">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1"/>
      <text:p text:style-name="P1"/>
      <text:h text:style-name="Heading_20_2" text:outline-level="2">Typed and Untyped Pointers </text:h>
      <text:p text:style-name="P1"/>
      <text:p text:style-name="P1">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1"/>
      <text:p text:style-name="P1">Untyped pointers are declared using the Any keyword: Dim myPointer as Any </text:p>
      <text:p text:style-name="P1">Ptr Untyped pointers have no type checking and default to size of byte. Untyped pointersare used in the C Runtime Library and many third party libraries, such as the Win32 API,</text:p>
      <text:p text:style-name="P1">to accommodate the void pointer type in C. You should use typed pointers so that thecompiler can check the pointer assignments, unless working with libraries that requirethe void pointer. </text:p>
      <text:p text:style-name="P1"/>
      <text:h text:style-name="Heading_20_2" text:outline-level="2">Pointer Operators </text:h>
      <text:p text:style-name="P1"/>
      <text:p text:style-name="P1">There are two pointer operators in FreeBasic; the indirection operator and <text:soft-page-break/>theaddressof operator. </text:p>
      <text:p text:style-name="P1"/>
      <text:p text:style-name="P1">Operator Syntax 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either using the indirectionoperator or using indexaccess. The index format </text:p>
      <text:p text:style-name="P1">uses the size of the data </text:p>
      <text:p text:style-name="P1">type to determine theproper indexing. </text:p>
      <text:p text:style-name="P1">@ (AddressOf) myPointer = @myVar </text:p>
      <text:p text:style-name="P1">myPointer = @mySub() </text:p>
      <text:p text:style-name="P1">myPointer = @myFunction() </text:p>
      <text:p text:style-name="P1">Returns the memoryaddress of a variable, </text:p>
      <text:p text:style-name="P1">subroutine or function. </text:p>
      <text:p text:style-name="P1"/>
      <text:p text:style-name="P1">Table 8.1: Pointer Operators </text:p>
      <text:p text:style-name="P1"/>
      <text:p text:style-name="P1">You will notice that the addressof operator not only returns the memory address of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pointers, as shown in the following table. </text:p>
      <text:p text:style-name="P1"/>
      <text:p text:style-name="P1">Function Syntax Comment </text:p>
      <text:p text:style-name="P1">Allocate myPointer =</text:p>
      <text:p text:style-name="P1">Allocate(number_of_bytes) </text:p>
      <text:p text:style-name="P1">Allocates number_of_bytesand returns the memory </text:p>
      <text:p text:style-name="P1"/>
      <text:p text:style-name="P1"/>
      <text:p text:style-name="P1">Function Syntax Comment </text:p>
      <text:p text:style-name="P1">address. If myPointer is 0,</text:p>
      <text:p text:style-name="P1">the memory could not beallocated. The allocated </text:p>
      <text:p text:style-name="P1">memory segment is notcleared and contains </text:p>
      <text:p text:style-name="P1">undefined data. </text:p>
      <text:p text:style-name="P1">Callocate myPointer =</text:p>
      <text:p text:style-name="P1">Callocate(number_of_elements, size_of_elements) </text:p>
      <text:p text:style-name="P1">Callocate allocates </text:p>
      <text:p text:style-name="P1">number_of_elements that </text:p>
      <text:p text:style-name="P1"><text:soft-page-break/>have size_of_elements and </text:p>
      <text:p text:style-name="P1">returns the memoryaddress. If the memorycould not be allocated, </text:p>
      <text:p text:style-name="P1">Callocate will return 0. The </text:p>
      <text:p text:style-name="P1">memory segment allocatedis cleared. </text:p>
      <text:p text:style-name="P1">Deallocate Deallocate myPointer Frees the memory segmentpointed to by myPointer. </text:p>
      <text:p text:style-name="P1">Reallocate myPointer =</text:p>
      <text:p text:style-name="P1">Reallocate(pointer,</text:p>
      <text:p text:style-name="P1">number_of_bytes) </text:p>
      <text:p text:style-name="P1">Reallocate changes the sizeof a memory segmentcreated with Allocate or </text:p>
      <text:p text:style-name="P1">Callocate. If the new size is </text:p>
      <text:p text:style-name="P1">larger than the existingmemory segment, thecontents of the memorysegment remainedunchanged. If the new sizeis smaller, the contents of </text:p>
      <text:p text:style-name="P1">the memory segment aretruncated. If pointer is 0,</text:p>
      <text:p text:style-name="P1">Reallocate behaves just likeAllocate. A 0 is returned if </text:p>
      <text:p text:style-name="P1">the memory segmentcannot be changed. </text:p>
      <text:p text:style-name="P1"/>
      <text:p text:style-name="P1">Table 8.2: FreeBasic Memory Functions </text:p>
      <text:p text:style-name="P1"/>
      <text:p text:style-name="P1">These functions are useful for creating a number of dynamic structures such aslinked lists, ragged or dynamic arrays and buffers used with third party libraries. </text:p>
      <text:p text:style-name="P1"/>
      <text:p text:style-name="P1">When using the Allocate function you must specify the storage size based on thedata type using the equation number_of_elements * Sizeof(datatype). To allocate </text:p>
      <text:p text:style-name="P1">space for 10 integers your code would look like this: myPointer = Allocate(10 * </text:p>
      <text:p text:style-name="P1">Sizeof(Integer)). An integer is 4 bytes so allocating 10 integers will set aside 40 bytesof memory. Allocate does not clear the memory segment, so any data in the segment willbe random, meaningless data until it is initialized. </text:p>
      <text:p text:style-name="P1"/>
      <text:p text:style-name="P1">Callocate works in the same fashion, except that the calculation is done internally.</text:p>
      <text:p text:style-name="P1">To allocate the same 10 integers using Callocate your code would look like this: </text:p>
      <text:p text:style-name="P1">myPointer = Callocate(10, Sizeof(Integer)). Unlike Allocate, Callocate will clear </text:p>
      <text:p text:style-name="P1">the memory segment. </text:p>
      <text:p text:style-name="P1"/>
      <text:p text:style-name="P1"/>
      <text:p text:style-name="P1">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1"/>
      <text:p text:style-name="P1">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1"/>
      <text:p text:style-name="P1">There is no intrinsic method for determining the size of an allocation; you mustkeep track of this information yourself. </text:p>
      <text:p text:style-name="P1"/>
      <text:p text:style-name="P1">Caution Be careful not to use the same pointer variable to allocate two or <text:soft-page-break/>morememory segments. Reusing a pointer without first deallocating the segment it points to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1"/>
      <text:p text:style-name="P1">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1">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1"/>
      <text:p text:style-name="P1">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1"/>
      <text:p text:style-name="P1">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
      <text:p text:style-name="P1"/>
      <text:p text:style-name="P1">'Try and allocate space for 10 integers </text:p>
      <text:p text:style-name="P1"><text:soft-page-break/>myPtr = Callocate(10, Sizeof(Integer)) </text:p>
      <text:p text:style-name="P1"/>
      <text:p text:style-name="P1"/>
      <text:p text:style-name="P1">'Make sure the space was allocated </text:p>
      <text:p text:style-name="P1"/>
      <text:p text:style-name="P1"/>
      <text:p text:style-name="P1">If myPtr = 0 Then </text:p>
      <text:p text:style-name="P1">Print "Could not allocate space for buffer." </text:p>
      <text:p text:style-name="P1">End 1 </text:p>
      <text:p text:style-name="P1"/>
      <text:p text:style-name="P1"/>
      <text:p text:style-name="P1">End If </text:p>
      <text:p text:style-name="P1"/>
      <text:p text:style-name="P1"/>
      <text:p text:style-name="P1">'Load data into the buffer </text:p>
      <text:p text:style-name="P1">Print "Loading data, print data using *..." </text:p>
      <text:p text:style-name="P1">For i = 0 To 9</text:p>
      <text:p text:style-name="P1"/>
      <text:p text:style-name="P1"/>
      <text:p text:style-name="P1"><text:s/>*(myPtr + i) = i</text:p>
      <text:p text:style-name="P1"/>
      <text:p text:style-name="P1"/>
      <text:p text:style-name="P1"><text:s/>Print "Index:";i;" data:";*(myPtr + i) </text:p>
      <text:p text:style-name="P1">Next </text:p>
      <text:p text:style-name="P1">Print </text:p>
      <text:p text:style-name="P1"/>
      <text:p text:style-name="P1"/>
      <text:p text:style-name="P1">'Print data from buffer </text:p>
      <text:p text:style-name="P1">Print "Show data using indexing..." </text:p>
      <text:p text:style-name="P1">For i = 0 To 9</text:p>
      <text:p text:style-name="P1"/>
      <text:p text:style-name="P1"/>
      <text:p text:style-name="P1"><text:s/>Print "Index:";i;" data:";myPtr[i] </text:p>
      <text:p text:style-name="P1">Next </text:p>
      <text:p text:style-name="P1"/>
      <text:p text:style-name="P1"/>
      <text:p text:style-name="P1">'Free the memory </text:p>
      <text:p text:style-name="P1">Deallocate myPtr </text:p>
      <text:p text:style-name="P1"/>
      <text:p text:style-name="P1"/>
      <text:p text:style-name="P1">Sleep </text:p>
      <text:p text:style-name="P1">End </text:p>
      <text:p text:style-name="P1"/>
      <text:p text:style-name="P1"/>
      <text:p text:style-name="P1">Listing 8.2: ptraccess.bas </text:p>
      <text:p text:style-name="P1"/>
      <text:p text:style-name="P1"><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text:soft-page-break/>program may berun from a batch file and you want to make sure the program ran successfully. You cancheck the exit code in the batch file and take the appropriate action. </text:p>
      <text:p text:style-name="P1"/>
      <text:p text:style-name="P1">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text:soft-page-break/>Pointer Functions </text:h>
      <text:p text:style-name="P1"/>
      <text:p text:style-name="P1">Freebasic has a set of pointer functions to complement the pointer operators. Thefollowing table lists the pointer functions. </text:p>
      <text:p text:style-name="P1"/>
      <text:p text:style-name="P1">Function Syntax Comment </text:p>
      <text:p text:style-name="P1">Cptr myPtr = Cptr(data_type,</text:p>
      <text:p text:style-name="P1">expression) </text:p>
      <text:p text:style-name="P1">Converts expression to adata_type pointer.</text:p>
      <text:p text:style-name="P1">Expression can be another </text:p>
      <text:p text:style-name="P1"/>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by pointer. Data_typespecifies the type ofexpected data. </text:p>
      <text:p text:style-name="P1">Poke Poke data_type, pointer,</text:p>
      <text:p text:style-name="P1">expression </text:p>
      <text:p text:style-name="P1">Puts the value of expressioninto the memory locationpointed to by pointer. Thedata_type specifies the typeof data being placed intothe memory location. </text:p>
      <text:p text:style-name="P1">Sadd myPtr =</text:p>
      <text:p text:style-name="P1">Sadd(string_variable) </text:p>
      <text:p text:style-name="P1">Returns the location in </text:p>
      <text:p text:style-name="P1">memory where the stringdata in a dynamic string islocated. </text:p>
      <text:p text:style-name="P1">Strptr myPtr =</text:p>
      <text:p text:style-name="P1">Strptr(string_variable) </text:p>
      <text:p text:style-name="P1">The same as Sadd. </text:p>
      <text:p text:style-name="P1">Procptr myPtr = Procptr(function) Returns the address of a </text:p>
      <text:p text:style-name="P1">function. This works the </text:p>
      <text:p text:style-name="P1">same way as the addressofoperator @. </text:p>
      <text:p text:style-name="P1">Varptr myPtr = Varptr(variable) This function works the </text:p>
      <text:p text:style-name="P1">same way as the addressofoperator @. </text:p>
      <text:p text:style-name="P1"/>
      <text:p text:style-name="P1">Table 8.3: Pointer Functions </text:p>
      <text:p text:style-name="P1"/>
      <text:p text:style-name="P1">The Sadd and Strptr functions will be discussed in the chapter on the string datatypes. The Peek and Poke functions have been added for the purposes of supportinglegacy code. Procptr and Varptr both work just like the address of operator, but Proptronly works on subroutines and functions and Varptr only works on variables. Cptr is usefulfor casting an untyped pointer to a typed pointer, such as a return value from a thirdparty library. </text:p>
      <text:p text:style-name="P1"/>
      <text:h text:style-name="Heading_20_2" text:outline-level="2">Subroutine and Function Pointers </text:h>
      <text:p text:style-name="P1"/>
      <text:p text:style-name="P1">Subroutines and functions, like variables, reside in memory and have an addressassociated with their entry point. You can use these addresses to create events in <text:soft-page-break/>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
      <text:p text:style-name="P1"/>
      <text:p text:style-name="P1">Sleep </text:p>
      <text:p text:style-name="P1">End </text:p>
      <text:p text:style-name="P1"/>
      <text:p text:style-name="P1"/>
      <text:p text:style-name="P1">'Write the function that will be called </text:p>
      <text:p text:style-name="P1"/>
      <text:p text:style-name="P1"/>
      <text:p text:style-name="P1">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text:soft-page-break/>declaring afunction pointer, the parameter list must match the number and type of parameters ofthe pointed-to function, but as you can see, the names do not have to match. In fact, thepointer can be declared as Dim FuncPtr As Function(As Integer, As Integer) As </text:p>
      <text:p text:style-name="P1">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1"/>
      <text:h text:style-name="Heading_20_2" text:outline-level="2">Creating a Callback Function </text:h>
      <text:p text:style-name="P1"/>
      <text:p text:style-name="P1">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to pass this information to qsort is to append the address of operator to the firstelement index: @myArray(0). </text:p>
      <text:p text:style-name="P1">2. The second parameter is the number of elements in the array, that is the array </text:p>
      <text:p text:style-name="P1"><text:soft-page-break/>count. </text:p>
      <text:p text:style-name="P1">3. The third parameter is the size of each element in bytes. For an array of integers,</text:p>
      <text:p text:style-name="P1">the element size would be 4 bytes. </text:p>
      <text:p text:style-name="P1">4. The fourth parameter is a function pointer to the user created compare function.</text:p>
      <text:p text:style-name="P1">The function must be declared using the Cdecl passing model, as shown in this </text:p>
      <text:p text:style-name="P1">parameter. </text:p>
      <text:p text:style-name="P1">Using this information, you can see how qsort works. By passing the address of thefirst element along with the count of elements, and the size of each element, qsort caniterate through the array using pointer arithmetic. Qsort will take two array elements,</text:p>
      <text:p text:style-name="P1">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Seed the random number generator </text:p>
      <text:p text:style-name="P1">15 </text:p>
      <text:p text:style-name="P1">Randomize Timer </text:p>
      <text:p text:style-name="P1">16 </text:p>
      <text:p text:style-name="P1">17 </text:p>
      <text:p text:style-name="P1">Print "Unsorted" </text:p>
      <text:p text:style-name="P1">18 </text:p>
      <text:p text:style-name="P1">'Load the array with some random numbers </text:p>
      <text:p text:style-name="P1">19 </text:p>
      <text:p text:style-name="P1">For i = 0 To 920 </text:p>
      <text:p text:style-name="P1"><text:soft-page-break/>'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Sleep </text:p>
      <text:p text:style-name="P1">40 </text:p>
      <text:p text:style-name="P1">End </text:p>
      <text:p text:style-name="P1">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text:soft-page-break/>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End If </text:p>
      <text:p text:style-name="P1">66End Function </text:p>
      <text:p text:style-name="P1"/>
      <text:p text:style-name="P1"/>
      <text:p text:style-name="P1">Listing 8.5: qsort.bas </text:p>
      <text:p text:style-name="P1"/>
      <text:p text:style-name="P1"><text:tab/>Analysis: Line 3 includes the crt.bi file so that the qsort routine will be available in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function. The Timer function returns the number of seconds, as a double-type value,</text:p>
      <text:p text:style-name="P1">since the computer was started. Lines 19 through 25 initializes the array with some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1"/>
      <text:p text:style-name="P1"><text:soft-page-break/>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1">way. </text:p>
      <text:p text:style-name="P1"/>
      <text:p text:style-name="P1">Lines 47 through 66 contain the compare function code. In line 47 the function isdefined just like the declare statement in line 7 using two Any Ptr parameters and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1"/>
      <text:p text:style-name="P1"/>
      <text:p text:style-name="P2"/>
      <text:p text:style-name="P1">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1"/>
      <text:p text:style-name="P1">Line 59 through 65 compare the two values and return the appropriate indicatorvalue back to qsort. The Return statement, as expected, is used to set the function's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Qsort called 20 time(s) with 10 and 4. </text:p>
      <text:p text:style-name="P1">Qsort called 21 time(s) with 2 and 10. </text:p>
      <text:p text:style-name="P1"><text:soft-page-break/>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1"/>
      <text:h text:style-name="Heading_20_2" text:outline-level="2">Pointer to Pointer </text:h>
      <text:p text:style-name="P1"/>
      <text:p text:style-name="P1">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1"/>
      <text:p text:style-name="P1">Caution You can have as many levels of indirection as needed, but anythingbeyond two levels is rarely useful and difficult to manage. </text:p>
      <text:p text:style-name="P1"/>
      <text:p text:style-name="P1"/>
      <text:p text:style-name="P1">One application of a pointer to pointer is the creation of memory arrays. Thefollowing program demonstrates the creation, manipulation and freeing of a memory </text:p>
      <text:p text:style-name="P1">array. </text:p>
      <text:p text:style-name="P1"/>
      <text:p text:style-name="P1">1 </text:p>
      <text:p text:style-name="P1">Option Explicit </text:p>
      <text:p text:style-name="P1"><text:soft-page-break/>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Next </text:p>
      <text:p text:style-name="P1">33 </text:p>
      <text:p text:style-name="P1">'Free the pointer to pointer </text:p>
      <text:p text:style-name="P1">34 </text:p>
      <text:p text:style-name="P1">Deallocate myMemArray </text:p>
      <text:p text:style-name="P1">36 </text:p>
      <text:p text:style-name="P1"><text:soft-page-break/>Sleep </text:p>
      <text:p text:style-name="P1">37 </text:p>
      <text:p text:style-name="P1">End </text:p>
      <text:p text:style-name="P1"/>
      <text:p text:style-name="P1"/>
      <text:p text:style-name="P1">Listing 8.6: memarray.bas </text:p>
      <text:p text:style-name="P1"/>
      <text:p text:style-name="P1"><text:tab/>Analysis: Line 4 dimensions a pointer to an integer pointer, myMemArray, whichwill simulate a two dimensional array, with myMemArray pointing to a list of integer </text:p>
      <text:p text:style-name="P1"/>
      <text:p text:style-name="P1"/>
      <text:p text:style-name="P1">pointers. This list of pointers will comprise the “rows” of the array. Line 5 just declaressome working variables that are used in the For-Next loops later in the program.</text:p>
      <text:p text:style-name="P1"/>
      <text:p text:style-name="P1"><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1">These newly created memory segments are the columns for each row. Each column indexwill be a pointer to a memory location containing an integer. </text:p>
      <text:p text:style-name="P1"/>
      <text:p text:style-name="P1">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1"/>
      <text:p text:style-name="P1">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1">but if you needed to reuse the memory, then you must Deallocate in the methoddescribed, otherwise you will get a memory leak while the program is running. Lines 36and 37 close the program in the usual way. </text:p>
      <text:p text:style-name="P1"/>
      <text:p text:style-name="P1">Running the program should produce a result similar to the following. </text:p>
      <text:p text:style-name="P1"/>
      <text:p text:style-name="P1">i,j = 0, 1 Mem Array = 5 </text:p>
      <text:p text:style-name="P1">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text:soft-page-break/>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predefined array. This structure is useful for adding dynamic arrays to type definitions,</text:p>
      <text:p text:style-name="P1">which normally cannot hold a dynamic array. You will see this in more detail in thechapter on composite types. </text:p>
      <text:p text:style-name="P1"/>
      <text:p text:style-name="P1">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them in this book, including the next chapter where you will explore the string data typesavailable in FreeBasic.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8 Pointer Data Type </dc:title>
    <dc:date>2016-02-24T22:05:54.984000000</dc:date>
    <meta:editing-duration>PT4M22S</meta:editing-duration>
    <meta:editing-cycles>2</meta:editing-cycles>
    <meta:generator>LibreOffice/5.1.0.3$Windows_x86 LibreOffice_project/5e3e00a007d9b3b6efb6797a8b8e57b51ab1f737</meta:generator>
    <meta:document-statistic meta:table-count="0" meta:image-count="0" meta:object-count="0" meta:page-count="20" meta:paragraph-count="527" meta:word-count="5700" meta:character-count="32907" meta:non-whitespace-character-count="27246"/>
    <meta:template xlink:type="simple" xlink:actuate="onRequest" xlink:title="" xlink:href="../fbeginnerm.odm" meta:date="2016-01-15T18:42:38.047000000"/>
  </office:meta>
</office:document-meta>
</file>